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90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2.45pt" fo:break-before="auto" style:use-optimal-row-height="true"/>
    </style:style>
    <style:style style:name="ro5" style:family="table-row">
      <style:table-row-properties style:row-height="112.51pt" fo:break-before="auto" style:use-optimal-row-height="tru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78.75pt" fo:break-before="auto" style:use-optimal-row-height="true"/>
    </style:style>
    <style:style style:name="ro8" style:family="table-row">
      <style:table-row-properties style:row-height="44.96pt" fo:break-before="auto" style:use-optimal-row-height="true"/>
    </style:style>
    <style:style style:name="ro9" style:family="table-row">
      <style:table-row-properties style:row-height="89.94pt" fo:break-before="auto" style:use-optimal-row-height="true"/>
    </style:style>
    <style:style style:name="ro10" style:family="table-row">
      <style:table-row-properties style:row-height="191.2pt" fo:break-before="auto" style:use-optimal-row-height="true"/>
    </style:style>
    <style:style style:name="ro11" style:family="table-row">
      <style:table-row-properties style:row-height="123.76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6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no-wrap" fo:border="none"/>
    </style:style>
    <style:style style:name="ce13" style:family="table-cell" style:parent-style-name="Default">
      <style:table-cell-properties fo:background-color="#fff200" fo:border="0.06pt solid #000000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6" office:value-type="string" calcext:value-type="string">
            <text:p>Pre vyhladanie Cisco zariadeni podla podporovanej funkcionality vid link</text:p>
            <text:p><text:a xlink:href="http://cfn.cloudapps.cisco.com/ITDIT/CFN/jsp/index.jsp" xlink:type="simple">http://cfn.cloudapps.cisco.com/ITDIT/CFN/jsp/index.jsp</text:a></text:p>
            <text:p/>
            <text:p>Pre vyhladanie Juniper zariadeni podla podporovanej funkcionality vid link</text:p>
            <text:p><text:a xlink:href="https://apps.juniper.net/feature-explorer/" xlink:type="simple">https://apps.juniper.net/feature-explorer/</text:a></text:p>
            <text:p/>
            <text:p/>
          </table:table-cell>
          <table:table-cell table:style-name="ce13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1" office:value-type="string" calcext:value-type="string">
            <text:p>Dostupné iba pre rozhrania na EtherSwitch module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Command rejected: Gi1 is a routed port.</text:p>
            <text:p/>
            <text:p>Príkazy neboli akceptované ani po aktivovaní príslušnej STP technológie v globálnom konfiguračnom móde.</text:p>
            <text:p/>
            <text:p>Možné riešenie</text:p>
            <text:p><text:a xlink:href="https://supportforums.cisco.com/t5/lan-switching-and-routing/what-does-command-rejected-fa0-1-not-a-switching-port-mean-on-a/m-p/705493/highlight/true#M14865" xlink:type="simple">https://supportforums.cisco.com/t5/lan-switching-and-routing/what-does-command-rejected-fa0-1-not-a-switching-port-mean-on-a/m-p/705493/highlight/true#M14865</text:a>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 table:number-columns-repeated="3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number-columns-repeated="3" table:style-name="ce22" office:value-type="string" calcext:value-type="string">
            <text:p>OTESTOVAT ZNOVA NA VSETKYCH ROUTROCH V GLOBALNOM KONFIG MODE</text:p>
          </table:table-cell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office:value-type="string" calcext:value-type="string">
            <text:p>Niekedy môže príkaz</text:p>
            <text:p>“vlan &lt;1024-4096&gt;”</text:p>
            <text:p>zlyhať chybovým hlásením</text:p>
            <text:p>“VTP VLAN configuration not allowed when device is not the primary server for vlan database.”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 table:number-columns-repeated="4"/>
          <table:table-cell table:style-name="ce7" office:value-type="string" calcext:value-type="string">
            <text:p>Príkaz</text:p>
            <text:p>“channel-group 1 mode”</text:p>
            <text:p>podporuje iba možnosti</text:p>
            <text:p>“active” a “passive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 table:number-columns-repeated="3"/>
          <table:table-cell table:style-name="ce21" office:value-type="string" calcext:value-type="string">
            <text:p>Príkaz</text:p>
            <text:p><text:span text:style-name="T1">“int vlan 20” v globálnom konfiguračnom móde </text:span></text:p>
            <text:p>nie je podporovaný,</text:p>
            <text:p>ale v globálnom konfiguračnom móde aj v konfigurácii rozrhania je príkaz “standby” podporovaný.</text:p>
          </table:table-cell>
          <table:table-cell table:style-name="ce21" office:value-type="string" calcext:value-type="string">
            <text:p>Rovnaký prípad, ako pri “Cisco CSR (QEMU)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1" office:value-type="string" calcext:value-type="string">
            <text:p>Príkaz “fhrp” v globálnom konfiguračnom móde nie je podporovaný</text:p>
          </table:table-cell>
          <table:table-cell table:style-name="ce22" table:number-columns-repeated="3"/>
          <table:table-cell table:style-name="ce21" office:value-type="string" calcext:value-type="string">
            <text:p><text:span text:style-name="T1">Príkaz</text:span></text:p>
            <text:p><text:span text:style-name="T1">“fhrp version vrrp v3”</text:span></text:p>
            <text:p><text:span text:style-name="T1">Je síce podporovaný, ale príkaz “int vlan 20” podporovaný nebol. Príkaz “vrrp” bol ale podporovaný na fyzickom rozhraní</text:span>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<text:span text:style-name="T1">Príkaz “fhrp” v globálnom konfiguračnom móde nie je podporovaný</text:span></text:p>
            <text:p/>
            <text:p>Príkaz “vrrp” v konfiguračnom móde rozhrania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 table:number-columns-repeated="3"/>
          <table:table-cell table:style-name="ce22"/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4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1"/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7" office:value-type="string" calcext:value-type="string">
            <text:p>Nefunguje možnosť “monitor”</text:p>
          </table:table-cell>
          <table:table-cell table:style-name="ce21"/>
          <table:table-cell table:number-columns-repeated="5" table:style-name="ce7" office:value-type="string" calcext:value-type="string">
            <text:p>Nefunguje možnosť “monitor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0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Príkaz</text:p>
            <text:p>“ip cef”</text:p>
            <text:p>Nie je podporovaný, ale podľa príkazu</text:p>
            <text:p>“show ip cef”</text:p>
            <text:p>Je CEF na smerovači predvolene aktivované pre všetky rozharnia.</text:p>
            <text:p>Ak chceme príkaz “ip cef” použíť, musíme ho rozšíriť týmito možnosťami:</text:p>
            <text:p/>
            <text:p>accounting </text:p>
            <text:p>distributed</text:p>
            <text:p>load-sharing</text:p>
            <text:p>optimize</text:p>
            <text:p>traffic-statistics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number-columns-repeated="2" table:style-name="ce21" office:value-type="string" calcext:value-type="string">
            <text:p>Príkaz “mls” v globálnom konfiguračnom móde nie je podporovaný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 IPv4 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 office:value-type="string" calcext:value-type="string">
            <text:p>Príkaz</text:p>
            <text:p>“ip multicast-routing”</text:p>
            <text:p>Musí byť rozšírený buď na</text:p>
            <text:p>“ip multicast-routing distributed”</text:p>
            <text:p>alebo </text:p>
            <text:p>“ip multicast-routing vrf VPN distributed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1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22"/>
          <table:table-cell table:style-name="ce7" office:value-type="string" calcext:value-type="string">
            <text:p>Príkaz</text:p>
            <text:p>“l2 vfi &lt;názov_skupiny&gt;”</text:p>
            <text:p>podporuje iba možnosž</text:p>
            <text:p>“point-to-point”</text:p>
          </table:table-cell>
          <table:table-cell table:style-name="ce22" table:number-columns-repeated="2"/>
          <table:table-cell table:style-name="ce21" office:value-type="string" calcext:value-type="string">
            <text:p>Príkaz</text:p>
            <text:p>“l2 vfi &lt;názov_skupiny&gt;”</text:p>
            <text:p>podporuje iba možnosť</text:p>
            <text:p>“autodiscovery”.</text:p>
            <text:p/>
            <text:p>Príkaz 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21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2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3"/>
          <table:table-cell table:style-name="ce21" office:value-type="string" calcext:value-type="string">
            <text:p>-Podporované dokonca aj na Juniper Olive s JunOS 12</text:p>
          </table:table-cell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 table:number-rows-repeated="6">
          <table:table-cell table:style-name="Default"/>
          <table:table-cell/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2"/>
          <table:table-cell table:style-name="ce8" table:number-columns-repeated="2"/>
          <table:table-cell table:number-columns-repeated="1012"/>
        </table:table-row>
        <table:table-row table:style-name="ro3" table:number-rows-repeated="133">
          <table:table-cell table:style-name="Default"/>
          <table:table-cell table:number-columns-repeated="1023"/>
        </table:table-row>
        <table:table-row table:style-name="ro3" table:number-rows-repeated="10483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11:15:48.833991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4-10T11:16:35.007427727</dc:date>
    <meta:editing-duration>P4DT6H56M59S</meta:editing-duration>
    <meta:editing-cycles>145</meta:editing-cycles>
    <meta:generator>LibreOffice/6.0.0.3$Linux_X86_64 LibreOffice_project/00m0$Build-3</meta:generator>
    <meta:document-statistic meta:table-count="1" meta:cell-count="277" meta:object-count="0"/>
  </office:meta>
</office:document-meta>
</file>